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text-position="0% 100%" officeooo:paragraph-rsid="00161ce4"/>
    </style:style>
    <style:style style:name="P2" style:family="paragraph" style:parent-style-name="normal">
      <style:text-properties officeooo:paragraph-rsid="00161ce4"/>
    </style:style>
    <style:style style:name="P3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size="10pt" officeooo:rsid="00161ce4" officeooo:paragraph-rsid="00161ce4" style:font-size-asian="10pt" style:font-size-complex="10pt"/>
    </style:style>
    <style:style style:name="P4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size="10pt" officeooo:paragraph-rsid="00161ce4" style:font-size-asian="10pt" style:font-size-complex="10pt"/>
    </style:style>
    <style:style style:name="P5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16a24f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rsid="00161ce4" officeooo:paragraph-rsid="00161ce4"/>
    </style:style>
    <style:style style:name="P7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pt" officeooo:rsid="00161ce4" officeooo:paragraph-rsid="00161ce4" style:font-size-asian="10pt" style:font-size-complex="10pt"/>
    </style:style>
    <style:style style:name="P8" style:family="paragraph" style:parent-style-name="normal">
      <loext:graphic-properties draw:fill="none" draw:fill-color="#ffffff"/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style:text-position="0% 100%" fo:font-size="10pt" officeooo:rsid="00161ce4" officeooo:paragraph-rsid="00161ce4" style:font-size-asian="10pt" style:font-size-complex="10pt"/>
    </style:style>
    <style:style style:name="P9" style:family="paragraph" style:parent-style-name="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size="10pt" officeooo:rsid="00161ce4" officeooo:paragraph-rsid="00161ce4" style:font-size-asian="10pt" style:font-size-complex="10pt"/>
    </style:style>
    <style:style style:name="P10" style:family="paragraph" style:parent-style-name="normal">
      <style:paragraph-properties fo:margin-left="1.27cm" fo:margin-right="0cm" fo:text-indent="0cm" style:auto-text-indent="false"/>
      <style:text-properties officeooo:rsid="00169a1c" officeooo:paragraph-rsid="00169a1c"/>
    </style:style>
    <style:style style:name="P11" style:family="paragraph" style:parent-style-name="normal">
      <style:paragraph-properties fo:margin-left="1.27cm" fo:margin-right="0cm" fo:text-indent="0cm" style:auto-text-indent="false"/>
      <style:text-properties officeooo:rsid="00169a1c" officeooo:paragraph-rsid="00161ce4"/>
    </style:style>
    <style:style style:name="P12" style:family="paragraph" style:parent-style-name="Title" style:master-page-name="Standard">
      <style:paragraph-properties style:page-number="1"/>
      <style:text-properties officeooo:paragraph-rsid="00161ce4"/>
    </style:style>
    <style:style style:name="P13" style:family="paragraph" style:parent-style-name="Heading_20_1" style:list-style-name="WWNum1">
      <style:paragraph-properties fo:margin-left="0.762cm" fo:margin-right="0cm" fo:text-indent="-0.762cm" style:auto-text-indent="false"/>
      <style:text-properties officeooo:paragraph-rsid="00161ce4"/>
    </style:style>
    <style:style style:name="P14" style:family="paragraph" style:parent-style-name="Heading_20_2" style:list-style-name="WWNum1">
      <style:text-properties officeooo:paragraph-rsid="00161ce4"/>
    </style:style>
    <style:style style:name="P15" style:family="paragraph" style:parent-style-name="Heading_20_2" style:list-style-name="WWNum1">
      <style:text-properties style:text-position="0% 100%" style:font-name="Arial2" fo:font-size="10pt" fo:language="en" fo:country="US" fo:font-weight="bold" officeooo:rsid="00169a1c" officeooo:paragraph-rsid="00169a1c" style:text-blinking="false" style:font-size-asian="10pt" style:language-asian="en" style:country-asian="US" style:font-weight-asian="bold" style:font-size-complex="10pt" style:language-complex="ar" style:country-complex="SA" style:text-emphasize="none" style:text-scale="100%"/>
    </style:style>
    <style:style style:name="P16" style:family="paragraph" style:parent-style-name="Heading_20_2" style:list-style-name="WWNum1">
      <style:text-properties style:text-position="0% 100%" style:font-name="Arial2" fo:font-size="10pt" fo:language="en" fo:country="US" fo:font-weight="bold" officeooo:rsid="001ec7df" officeooo:paragraph-rsid="001ec7df" style:text-blinking="false" style:font-size-asian="10pt" style:language-asian="en" style:country-asian="US" style:font-weight-asian="bold" style:font-size-complex="10pt" style:language-complex="ar" style:country-complex="SA" style:text-emphasize="none" style:text-scale="100%"/>
    </style:style>
    <style:style style:name="P17" style:family="paragraph" style:parent-style-name="Heading_20_2" style:list-style-name="WWNum1">
      <style:paragraph-properties fo:margin-left="1.016cm" fo:margin-right="0cm" fo:text-indent="-1.016cm" style:auto-text-indent="false"/>
      <style:text-properties officeooo:paragraph-rsid="00161ce4"/>
    </style:style>
    <style:style style:name="P18" style:family="paragraph" style:parent-style-name="normal" style:list-style-name="WWNum3">
      <loext:graphic-properties draw:fill="none" draw:fill-color="#ffffff"/>
      <style:paragraph-properties fo:margin-left="2.54cm" fo:margin-right="0cm" fo:margin-top="0cm" fo:margin-bottom="0.212cm" style:contextual-spacing="false" fo:line-height="100%" fo:text-align="start" style:justify-single-word="false" fo:keep-together="always" fo:orphans="0" fo:widows="0" fo:text-indent="-0.635cm" style:auto-text-indent="false" fo:background-color="transparent" fo:padding="0cm" fo:border="none" style:shadow="none" fo:keep-with-next="auto"/>
      <style:text-properties fo:font-size="10pt" officeooo:rsid="00161ce4" officeooo:paragraph-rsid="00161ce4" style:font-size-asian="10pt" style:font-size-complex="10pt"/>
    </style:style>
    <style:style style:name="P19" style:family="paragraph" style:parent-style-name="normal" style:list-style-name="WWNum3">
      <loext:graphic-properties draw:fill="none" draw:fill-color="#ffffff"/>
      <style:paragraph-properties fo:margin-left="2.54cm" fo:margin-right="0cm" fo:margin-top="0cm" fo:margin-bottom="0.212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/>
      <style:text-properties fo:font-size="10pt" officeooo:rsid="00161ce4" officeooo:paragraph-rsid="00161ce4" style:font-size-asian="10pt" style:font-size-complex="10pt"/>
    </style:style>
    <style:style style:name="P20" style:family="paragraph" style:parent-style-name="normal" style:list-style-name="WWNum2">
      <style:paragraph-properties fo:margin-left="2.54cm" fo:margin-right="0cm" fo:margin-top="0cm" fo:margin-bottom="0.212cm" style:contextual-spacing="false" fo:line-height="100%" fo:keep-together="always" fo:orphans="0" fo:widows="0" fo:text-indent="-0.635cm" style:auto-text-indent="false"/>
      <style:text-properties fo:font-size="10pt" officeooo:rsid="00161ce4" officeooo:paragraph-rsid="00161ce4" style:font-size-asian="10pt" style:font-size-complex="10pt"/>
    </style:style>
    <style:style style:name="P21" style:family="paragraph" style:parent-style-name="normal" style:list-style-name="WWNum2">
      <style:paragraph-properties fo:margin-left="2.54cm" fo:margin-right="0cm" fo:margin-top="0cm" fo:margin-bottom="0.212cm" style:contextual-spacing="false" fo:line-height="100%" fo:keep-together="always" fo:orphans="0" fo:widows="0" fo:text-indent="-0.635cm" style:auto-text-indent="false"/>
      <style:text-properties officeooo:paragraph-rsid="00161ce4"/>
    </style:style>
    <style:style style:name="T1" style:family="text">
      <style:text-properties style:text-position="0% 100%" fo:font-weight="bold" style:font-weight-asian="bold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0% 100%" fo:font-size="10pt" officeooo:rsid="001c4047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61ce4" style:font-size-asian="10pt" style:font-size-complex="10pt"/>
    </style:style>
    <style:style style:name="T6" style:family="text">
      <style:text-properties fo:font-variant="normal" fo:text-transform="none" fo:color="#000000" loext:opacity="100%" style:text-position="0% 100%" style:font-name="Arial1" fo:font-size="18pt" fo:letter-spacing="normal" fo:language="pt" fo:country="BR" fo:font-style="normal" fo:font-weight="bold" officeooo:rsid="0006fdd5" style:font-name-asian="Times New Roman" style:font-size-asian="18pt" style:font-style-asian="normal" style:font-weight-asian="bold" style:font-name-complex="Arial" style:font-size-complex="10pt" style:language-complex="ar" style:country-complex="SA" style:font-style-complex="normal"/>
    </style:style>
    <style:style style:name="T7" style:family="text">
      <style:text-properties style:use-window-font-color="true" loext:opacity="0%" style:text-position="0% 100%" style:font-name="Arial" fo:font-size="18pt" fo:language="pt" fo:country="BR" fo:font-weight="bold" officeooo:rsid="000118aa" style:font-name-asian="Times New Roman" style:font-size-asian="18pt" style:font-weight-asian="bold" style:font-name-complex="Arial" style:font-size-complex="10pt" style:language-complex="ar" style:country-complex="SA"/>
    </style:style>
    <style:style style:name="T8" style:family="text">
      <style:text-properties officeooo:rsid="001a6329"/>
    </style:style>
    <style:style style:name="T9" style:family="text">
      <style:text-properties officeooo:rsid="001c4047"/>
    </style:style>
    <style:style style:name="T10" style:family="text">
      <style:text-properties officeooo:rsid="001cc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7">Sistema de </text:span><text:span text:style-name="T6">Gerenciamento de Teatro</text:span><text:span text:style-name="T1"><text:line-break/></text:span>Caso de Uso<text:span text:style-name="T1">: </text:span>Autenticar Usuário</text:h>
      <text:list xml:id="list2740917221" text:style-name="WWNum1">
        <text:list-item>
          <text:h text:style-name="P13" text:outline-level="1">Descrição</text:h>
        </text:list-item>
      </text:list>
      <text:p text:style-name="P3">Este <text:span text:style-name="T8">caso de uso</text:span> descreve como é feita a autenticação para o usuário ter acesso aos demais serviços.</text:p>
      <text:list xml:id="list160433225877069" text:continue-numbering="true" text:style-name="WWNum1">
        <text:list-item>
          <text:h text:style-name="P13" text:outline-level="1">Descrição do Ator</text:h>
          <text:list>
            <text:list-item>
              <text:h text:style-name="P17" text:outline-level="2">Usuário <text:span text:style-name="T9">não autenticado</text:span></text:h>
            </text:list-item>
          </text:list>
        </text:list-item>
        <text:list-item>
          <text:h text:style-name="P13" text:outline-level="1"><text:span text:style-name="T1">Pr</text:span>é-requisito</text:h>
        </text:list-item>
      </text:list>
      <text:p text:style-name="P4">Não se aplica.</text:p>
      <text:list xml:id="list160433780322686" text:continue-numbering="true" text:style-name="WWNum1">
        <text:list-item>
          <text:h text:style-name="P13" text:outline-level="1">Fluxo básico de eventos</text:h>
        </text:list-item>
      </text:list>
      <text:list xml:id="list213546599" text:style-name="WWNum3">
        <text:list-item>
          <text:p text:style-name="P18">O usuário seleciona autenticar na tela inicial.</text:p>
        </text:list-item>
        <text:list-item>
          <text:p text:style-name="P19">O usuário será redirecionado para uma tela de login.</text:p>
        </text:list-item>
        <text:list-item>
          <text:p text:style-name="P19">Então ira preencher os campos de login e tentar efetuar o login.</text:p>
        </text:list-item>
        <text:list-item>
          <text:p text:style-name="P19">Caso o login seja valido o usuário será redirecionado para a tela de gerenciamento.</text:p>
        </text:list-item>
      </text:list>
      <text:list xml:id="list160433698816650" text:continue-list="list160433780322686" text:style-name="WWNum1">
        <text:list-item>
          <text:h text:style-name="P13" text:outline-level="1">Fluxos alternativos</text:h>
          <text:list>
            <text:list-item>
              <text:h text:style-name="P17" text:outline-level="2">Usuário não cadastrado</text:h>
            </text:list-item>
          </text:list>
        </text:list-item>
      </text:list>
      <text:p text:style-name="P3">Se não for encontrado um usuário na base de dados:</text:p>
      <text:p text:style-name="P7">1. O sistema informa ao usuário que não encontrou corresponderia de login.</text:p>
      <text:p text:style-name="P6"><text:span text:style-name="T4">2</text:span><text:span text:style-name="T2">. O usuário pode </text:span><text:span text:style-name="T3">ir para</text:span><text:span text:style-name="T2"> uma tela de registro para se cadastrar.</text:span></text:p>
      <text:p text:style-name="P8">3. Ou então pode tentar fazer login novamente.</text:p>
      <text:p text:style-name="P8"/>
      <text:list xml:id="list160433440853444" text:continue-numbering="true" text:style-name="WWNum1">
        <text:list-item>
          <text:list>
            <text:list-item>
              <text:h text:style-name="P14" text:outline-level="2"><text:bookmark text:name="_heading=h.e9sl33f212yp"/>Senha incorreta</text:h>
            </text:list-item>
          </text:list>
        </text:list-item>
      </text:list>
      <text:p text:style-name="P9">Caso exista um login na base de dados mas não tenha correspondência com a senha:</text:p>
      <text:list xml:id="list197734754" text:style-name="WWNum2">
        <text:list-item>
          <text:p text:style-name="P20">O sistema informa ao usuário que a senha está incorreta.</text:p>
        </text:list-item>
        <text:list-item>
          <text:p text:style-name="P21"><text:span text:style-name="T4">O caso de uso retorna para a etapa </text:span><text:span text:style-name="T5">1</text:span><text:span text:style-name="T4">. </text:span></text:p>
        </text:list-item>
      </text:list>
      <text:list xml:id="list160433555041397" text:continue-list="list160433440853444" text:style-name="WWNum1">
        <text:list-item>
          <text:h text:style-name="P13" text:outline-level="1">Cenários chave</text:h>
          <text:list>
            <text:list-item>
              <text:h text:style-name="P15" text:outline-level="2">Erro ao conectar com o banco de dados.</text:h>
            </text:list-item>
          </text:list>
        </text:list-item>
        <text:list-item>
          <text:h text:style-name="P13" text:outline-level="1"><text:span text:style-name="T1">P</text:span>ós-condição</text:h>
          <text:list>
            <text:list-item>
              <text:h text:style-name="P17" text:outline-level="2">Conclusão bem sucedida</text:h>
            </text:list-item>
          </text:list>
        </text:list-item>
      </text:list>
      <text:p text:style-name="P10">O usuário conseguiu efetuar login e agora tem acesso ao ambiente de <text:span text:style-name="T10">gerenciamento</text:span><text:span text:style-name="T4">.</text:span></text:p>
      <text:list xml:id="list160433479928158" text:continue-numbering="true" text:style-name="WWNum1">
        <text:list-item>
          <text:list>
            <text:list-item>
              <text:h text:style-name="P14" text:outline-level="2"><text:bookmark text:name="_heading=h.3ybgif14tkxo"/>Usuário não cadastrado </text:h>
            </text:list-item>
          </text:list>
        </text:list-item>
      </text:list>
      <text:p text:style-name="P11">O usuário não é cadastrado e foi redirecionado para uma página de registro.</text:p>
      <text:list xml:id="list160433193407600" text:continue-numbering="true" text:style-name="WWNum1">
        <text:list-item>
          <text:list>
            <text:list-item>
              <text:h text:style-name="P16" text:outline-level="2">Senha incorreta</text:h>
            </text:list-item>
          </text:list>
        </text:list-item>
      </text:list>
      <text:p text:style-name="P10">O usuário não conseguiu se autenticar e foi informado.</text:p>
      <text:list xml:id="list160432879766418" text:continue-numbering="true" text:style-name="WWNum1">
        <text:list-item>
          <text:h text:style-name="P13" text:outline-level="1">Requisitos especiais</text:h>
        </text:list-item>
      </text:list>
      <text:p text:style-name="P5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default-outline-level="1" style:list-style-name="" style:class="chapter">
      <style:paragraph-properties fo:margin-top="0.423cm" fo:margin-bottom="0.106cm" style:contextual-spacing="false" style:line-height-at-least="0.002cm" fo:text-align="center" style:justify-single-word="false" fo:hyphenation-ladder-count="no-limit" style:vertical-align="top"/>
      <style:text-properties style:text-position="0% 100%" style:font-name="Arial2" fo:font-family="Arial" style:font-family-generic="roman" style:font-pitch="variable" fo:font-size="16pt" fo:language="en" fo:country="US" fo:font-weight="bold" style:letter-kerning="true" style:text-blinking="false" style:font-size-asian="16pt" style:language-asian="en" style:country-asian="US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1.27cm" fo:margin-right="0cm" fo:margin-top="0.212cm" fo:margin-bottom="0.106cm" style:contextual-spacing="false" style:line-height-at-least="0.423cm" fo:orphans="0" fo:widows="0" fo:hyphenation-ladder-count="no-limit" fo:text-indent="-1.27cm" style:auto-text-indent="false" fo:keep-with-next="always" style:vertical-align="top"/>
      <style:text-properties style:text-position="0% 100%" style:font-name="Arial2" fo:font-family="Arial" style:font-family-generic="roman" style:font-pitch="variable" fo:font-size="12pt" fo:language="en" fo:country="US" fo:font-weight="bold" style:text-blinking="false" style:font-size-asian="12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list-style-name="" style:class="text">
      <style:paragraph-properties fo:margin-left="1.27cm" fo:margin-right="0cm" fo:margin-top="0.212cm" fo:margin-bottom="0.106cm" style:contextual-spacing="false" style:line-height-at-least="0.423cm" fo:orphans="0" fo:widows="0" fo:hyphenation-ladder-count="no-limit" fo:text-indent="-1.27cm" style:auto-text-indent="false" fo:keep-with-next="auto" style:vertical-align="top"/>
      <style:text-properties style:text-position="0% 100%" style:font-name="Arial2" fo:font-family="Arial" style:font-family-generic="roman" style:font-pitch="variable" fo:font-size="10pt" fo:language="en" fo:country="US" fo:font-weight="bold" style:text-blinking="false" style:font-size-asian="10pt" style:language-asian="en" style:country-asian="US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3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3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pt" number:country="B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6:04:32.211000000</dc:date>
    <meta:editing-duration>PT8M34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2" meta:word-count="246" meta:character-count="1372" meta:non-whitespace-character-count="1177"/>
  </office:meta>
</office:document-meta>
</file>